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202b2f" officeooo:paragraph-rsid="00202b2f"/>
    </style:style>
    <style:style style:name="P2" style:family="paragraph" style:parent-style-name="Standard">
      <style:paragraph-properties fo:text-align="center" style:justify-single-word="false"/>
      <style:text-properties officeooo:rsid="00202b2f" officeooo:paragraph-rsid="00202b2f"/>
    </style:style>
    <style:style style:name="P3" style:family="paragraph" style:parent-style-name="Standard">
      <style:text-properties officeooo:rsid="0021dc61" officeooo:paragraph-rsid="0021dc61"/>
    </style:style>
    <style:style style:name="P4" style:family="paragraph" style:parent-style-name="Standard">
      <style:text-properties officeooo:rsid="00222b78" officeooo:paragraph-rsid="00222b78"/>
    </style:style>
    <style:style style:name="P5" style:family="paragraph" style:parent-style-name="Standard">
      <style:text-properties officeooo:rsid="00226ffd" officeooo:paragraph-rsid="00226ffd"/>
    </style:style>
    <style:style style:name="P6" style:family="paragraph" style:parent-style-name="Standard">
      <style:text-properties officeooo:rsid="0023ab54" officeooo:paragraph-rsid="0023ab54"/>
    </style:style>
    <style:style style:name="P7" style:family="paragraph" style:parent-style-name="Standard">
      <style:text-properties officeooo:rsid="00241976" officeooo:paragraph-rsid="0024197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éthodes agiles :</text:p>
      <text:p text:style-name="P1"/>
      <text:p text:style-name="P1">Approche empiriques : on se base sur l’existant.</text:p>
      <text:p text:style-name="P1"/>
      <text:p text:style-name="P1">Phase 4 : validation des couts.</text:p>
      <text:p text:style-name="P1">Phase 5 : début des itérations. On choisi une fonctionnalité, sur lequel on va se focalisé pour le faire en quelques semaines. C’est donc la premières itération. A chaque fin d’itération, on doit avoir un prototype fonctionnel (phase 7)</text:p>
      <text:p text:style-name="P1">Phase 8:livraison envers le client, on vois si ca répond au exigence du client.</text:p>
      <text:p text:style-name="P1"/>
      <text:p text:style-name="P1">Les itérations se finissent après avoir répondu à tout les besoins du client.</text:p>
      <text:p text:style-name="P1"/>
      <text:p text:style-name="P1">Avantages : </text:p>
      <text:p text:style-name="P1"><text:tab/>-Flexibilité. Si besoin, on peut changer l’orentation du projet.</text:p>
      <text:p text:style-name="P1"><text:tab/>-pas d’effet du tunnel : Le client sais ce qui se passe.</text:p>
      <text:p text:style-name="P1"><text:tab/>-Correspond aux besoins.</text:p>
      <text:p text:style-name="P1"><text:tab/>-Gain de temps.</text:p>
      <text:p text:style-name="P1"><text:tab/>-modulable</text:p>
      <text:p text:style-name="P1"/>
      <text:p text:style-name="P1">Contrainte :</text:p>
      <text:p text:style-name="P1"><text:tab/>-nécessite d’un client impliqué.</text:p>
      <text:p text:style-name="P1"><text:tab/>-le chef de projet doit être rigoureux et discipliné (Beaucoup de suivi)</text:p>
      <text:p text:style-name="P1"><text:tab/>-Nécessite de petites équipes.</text:p>
      <text:p text:style-name="P1"><text:tab/>-Noyau dur impliqué (l’ensemble des acteurs doivent être actif, autonome,etc…)</text:p>
      <text:p text:style-name="P1"/>
      <text:p text:style-name="P1"/>
      <text:p text:style-name="P3">Les besoins de référence :</text:p>
      <text:p text:style-name="P3"><text:tab/>-Urgence</text:p>
      <text:p text:style-name="P3"><text:tab/>-Nouveauté</text:p>
      <text:p text:style-name="P3"><text:tab/>-Complexité</text:p>
      <text:p text:style-name="P1"/>
      <text:p text:style-name="P3">Les méthodes agiles :</text:p>
      <text:p text:style-name="P3"><text:tab/>-Scrum</text:p>
      <text:p text:style-name="P3"><text:tab/>-Kanban</text:p>
      <text:p text:style-name="P3"><text:tab/>-XP</text:p>
      <text:p text:style-name="P3"><text:tab/>-RAD</text:p>
      <text:p text:style-name="P3"/>
      <text:p text:style-name="P3"/>
      <text:p text:style-name="P4"><text:tab/><text:tab/><text:tab/><text:tab/><text:tab/><text:tab/>SCRUM</text:p>
      <text:p text:style-name="P4"/>
      <text:p text:style-name="P4"><text:tab/><text:tab/><text:tab/> <text:s text:c="2"/></text:p>
      <text:p text:style-name="P4"><text:tab/><text:tab/></text:p>
      <text:p text:style-name="P4">Approche itérative et incrémentale : On avance par petit bloc.</text:p>
      <text:p text:style-name="P4"/>
      <text:p text:style-name="P5">Les évènements :</text:p>
      <text:p text:style-name="P5"><text:tab/>-sont des sortes d’étapes.</text:p>
      <text:p text:style-name="P5"/>
      <text:p text:style-name="P5">Sprint :</text:p>
      <text:p text:style-name="P5"/>
      <text:p text:style-name="P5">Il s’agit d’une étape rapide, dont les objectifs sont fixés en avance.</text:p>
      <text:p text:style-name="P5"/>
      <text:p text:style-name="P5">Burndown du sprint:Graphique indiquant le nombre d’activités a faire et le nombre de jour restant. </text:p>
      <text:p text:style-name="P5"><text:soft-page-break/></text:p>
      <text:p text:style-name="P6">Architecture Micro-services :</text:p>
      <text:p text:style-name="P6"/>
      <text:p text:style-name="P7">Microservices en rest :</text:p>
      <text:p text:style-name="P7"/>
      <text:p text:style-name="P7">Plutôt basé sur de l’http (get and post)</text:p>
      <text:p text:style-name="P7"/>
      <text:p text:style-name="P7">Chaque service doit connaître l’addresse des autres services.</text:p>
      <text:p text:style-name="P7">Peut posé problème. Si une adresse IP change pour un service, il faut changer l’info pour tout les autres services.</text:p>
      <text:p text:style-name="P7">Peut être complexe des instances multiples. Il est alors nécessaire d’utilisé un répartiteur de charg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8T08:08:57.836723811</meta:creation-date>
    <dc:date>2018-02-08T12:17:56.771570095</dc:date>
    <meta:editing-duration>PT2H2M11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2" meta:paragraph-count="41" meta:word-count="266" meta:character-count="1678" meta:non-whitespace-character-count="1417"/>
  </office:meta>
</office:document-meta>
</file>